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E5000000B4AE93DF72DC85C3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CVLLogo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1">CV for Mr Stephen Howard Wright</text:span></text:p>
      <text:p text:style-name="Standard"/>
      <text:p text:style-name="Standard"/>
      <text:p text:style-name="Standard">Address;- 1A Exmouth Road, Gosport PO12 4EX.</text:p>
      <text:p text:style-name="Standard">Phone ;- Home 02393 074325. Mobile 07584 652899</text:p>
      <text:p text:style-name="Standard">Nat ins no;- YX2551440</text:p>
      <text:p text:style-name="Standard"/>
      <text:p text:style-name="Standard">Date of Birth 05.12.1955. South Benfleet Essex </text:p>
      <text:p text:style-name="Standard"/>
      <text:p text:style-name="Standard">EDUCATION. Appleton Comprehensive <text:s/>Benfleet. <text:s/>Essex England.</text:p>
      <text:p text:style-name="Standard"/>
      <text:p text:style-name="Standard">1972 – 76. Apprentice Bricklayer <text:s/>C S Wiggins Thundersley Essex.</text:p>
      <text:p text:style-name="Standard"><text:s/></text:p>
      <text:p text:style-name="Standard">four years training of all aspects of bricklaying and attending Technical college obtaining City and Guilds Qualifications.</text:p>
      <text:p text:style-name="Standard"><text:s/></text:p>
      <text:p text:style-name="Standard">1976 – 81 <text:s/>Owner/Director of <text:s/>Brickwork contracting Company.</text:p>
      <text:p text:style-name="Standard">Controlling 45+ employees based in the South of England until Recession hits and all work stops.</text:p>
      <text:p text:style-name="Standard"/>
      <text:p text:style-name="Standard">1981 – 89. Metropolitan Police. </text:p>
      <text:p text:style-name="Standard"/>
      <text:p text:style-name="Standard">Uniform Police officer later becoming a Detective Constable dealing with Major Crimes in the London area. Attended and passed driving courses to enable me to drive police Cars and Vans.</text:p>
      <text:p text:style-name="Standard"/>
      <text:p text:style-name="Standard">1990 – 94. Publican.</text:p>
      <text:p text:style-name="Standard"/>
      <text:p text:style-name="Standard">Total control of day to day operation of a busy public House dealing with staff customers and suppliers.</text:p>
      <text:p text:style-name="Standard"/>
      <text:p text:style-name="Standard">1994 – 2000 Heavy Goods Vehicle Driver.</text:p>
      <text:p text:style-name="Standard"/>
      <text:p text:style-name="Standard">Involved in loading delivery and unloading of goods around the UK.</text:p>
      <text:p text:style-name="Standard"/>
      <text:p text:style-name="Standard">2000 – 05 Bricklayer.</text:p>
      <text:p text:style-name="Standard"/>
      <text:p text:style-name="Standard">Involved in the constructing of houses and commercial buildings.</text:p>
      <text:p text:style-name="Standard"/>
      <text:p text:style-name="Standard">2005 – Dec 2014 - Moved to Spain and worked for Viveros Moscoso Antequera.</text:p>
      <text:p text:style-name="Standard"/>
      <text:p text:style-name="Standard">Working as a Driver, Builder, Pool installer, Gardener, and Liaison with customers both Spanish and in particular English clients.</text:p>
      <text:p text:style-name="Standard"/>
      <text:p text:style-name="Standard">Dec 2014 Returned to UK seeking work in a driving Capac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nem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ne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VLLogoGraphics" style:family="graphic" style:parent-style-name="Graphics">
      <style:graphic-properties text:anchor-type="paragraph" svg:x="0in" style:wrap="none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CVLLogo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1.6165in" svg:height="0.6in" draw:z-index="0"><draw:image xlink:href="Pictures/10000000000001E5000000B4AE93DF72DC85C34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Wright</meta:initial-creator>
    <meta:creation-date>2010-10-09T13:01:26.52</meta:creation-date>
    <dc:date>2020-01-23T05:40:02.686194287</dc:date>
    <meta:editing-duration>PT17M7S</meta:editing-duration>
    <meta:editing-cycles>4</meta:editing-cycles>
    <meta:generator>LibreOffice/6.2.7.1$Linux_X86_64 LibreOffice_project/95d37f7648e3d147b01e5becbc6a7096a318b3bc</meta:generator>
    <meta:printed-by>Steve Wright</meta:printed-by>
    <meta:print-date>2010-10-10T11:36:54.89</meta:print-date>
    <meta:document-statistic meta:table-count="0" meta:image-count="1" meta:object-count="0" meta:page-count="1" meta:paragraph-count="23" meta:word-count="214" meta:character-count="1394" meta:non-whitespace-character-count="1181"/>
  </office:meta>
</office:document-meta>
</file>